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43.01" calcext:value-type="float">
            <text:p>243.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9.29" calcext:value-type="float">
            <text:p>249.2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2.69" calcext:value-type="float">
            <text:p>242.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43.27" calcext:value-type="float">
            <text:p>243.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54.93" calcext:value-type="float">
            <text:p>254.9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0.03" calcext:value-type="float">
            <text:p>240.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46.84" calcext:value-type="float">
            <text:p>246.8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9.41" calcext:value-type="float">
            <text:p>249.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0.91" calcext:value-type="float">
            <text:p>240.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40.59" calcext:value-type="float">
            <text:p>240.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97.99" calcext:value-type="float">
            <text:p>297.9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37.15" calcext:value-type="float">
            <text:p>237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50.6" calcext:value-type="float">
            <text:p>250.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5.15" calcext:value-type="float">
            <text:p>285.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38.93" calcext:value-type="float">
            <text:p>238.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40.59" calcext:value-type="float">
            <text:p>240.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49.29" calcext:value-type="float">
            <text:p>249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37.15" calcext:value-type="float">
            <text:p>237.1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244.862" calcext:value-type="float">
            <text:p>244.862</text:p>
          </table:table-cell>
          <table:table-cell table:style-name="ce1" table:formula="of:=AVERAGE([.C3:.C7])" office:value-type="float" office:value="58.6" calcext:value-type="float">
            <text:p>59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67.354" calcext:value-type="float">
            <text:p>267.354</text:p>
          </table:table-cell>
          <table:table-cell table:style-name="ce1" table:formula="of:=AVERAGE([.G3:.G7])" office:value-type="float" office:value="54.8" calcext:value-type="float">
            <text:p>55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239.942" calcext:value-type="float">
            <text:p>239.942</text:p>
          </table:table-cell>
          <table:table-cell table:style-name="ce1" table:formula="of:=AVERAGE([.K3:.K7])" office:value-type="float" office:value="135.6" calcext:value-type="float">
            <text:p>13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250.6" calcext:value-type="float">
            <text:p>250.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97.99" calcext:value-type="float">
            <text:p>297.99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42.69" calcext:value-type="float">
            <text:p>242.69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722.91" calcext:value-type="float">
            <text:p>722.9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705.97" calcext:value-type="float">
            <text:p>705.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446.98" calcext:value-type="float">
            <text:p>446.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734.08" calcext:value-type="float">
            <text:p>734.0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716.98" calcext:value-type="float">
            <text:p>716.9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43.93" calcext:value-type="float">
            <text:p>443.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701.32" calcext:value-type="float">
            <text:p>701.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55.99" calcext:value-type="float">
            <text:p>455.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722.07" calcext:value-type="float">
            <text:p>722.07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711.72" calcext:value-type="float">
            <text:p>711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48.65" calcext:value-type="float">
            <text:p>448.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720.64" calcext:value-type="float">
            <text:p>720.6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704.15" calcext:value-type="float">
            <text:p>704.15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61.98" calcext:value-type="float">
            <text:p>461.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7:.B21])" office:value-type="float" office:value="720.64" calcext:value-type="float">
            <text:p>720.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7:.F21])" office:value-type="float" office:value="701.32" calcext:value-type="float">
            <text:p>701.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7:.J21])" office:value-type="float" office:value="443.93" calcext:value-type="float">
            <text:p>443.9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1])" office:value-type="float" office:value="724.97" calcext:value-type="float">
            <text:p>724.97</text:p>
          </table:table-cell>
          <table:table-cell table:style-name="ce1" table:formula="of:=AVERAGE([.C17:.C21])" office:value-type="float" office:value="240.2" calcext:value-type="float">
            <text:p>240</text:p>
          </table:table-cell>
          <table:table-cell/>
          <table:table-cell office:value-type="string" calcext:value-type="string">
            <text:p>AVG</text:p>
          </table:table-cell>
          <table:table-cell table:formula="of:=AVERAGE([.F17:.F21])" office:value-type="float" office:value="708.028" calcext:value-type="float">
            <text:p>708.028</text:p>
          </table:table-cell>
          <table:table-cell table:style-name="ce1" table:formula="of:=AVERAGE([.G17:.G21])" office:value-type="float" office:value="303.8" calcext:value-type="float">
            <text:p>304</text:p>
          </table:table-cell>
          <table:table-cell/>
          <table:table-cell office:value-type="string" calcext:value-type="string">
            <text:p>AVG</text:p>
          </table:table-cell>
          <table:table-cell table:formula="of:=AVERAGE([.J17:.J21])" office:value-type="float" office:value="451.506" calcext:value-type="float">
            <text:p>451.506</text:p>
          </table:table-cell>
          <table:table-cell table:style-name="ce1" table:formula="of:=AVERAGE([.K17:.K21])" office:value-type="float" office:value="295.6" calcext:value-type="float">
            <text:p>29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7:.B21])" office:value-type="float" office:value="734.08" calcext:value-type="float">
            <text:p>734.0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7:.F21])" office:value-type="float" office:value="716.98" calcext:value-type="float">
            <text:p>716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7:.J21])" office:value-type="float" office:value="461.98" calcext:value-type="float">
            <text:p>461.9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03.51" calcext:value-type="float">
            <text:p>403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60.47" calcext:value-type="float">
            <text:p>360.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25.56" calcext:value-type="float">
            <text:p>3325.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07.6" calcext:value-type="float">
            <text:p>2107.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53.59" calcext:value-type="float">
            <text:p>353.5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316" calcext:value-type="float">
            <text:p>33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67.92" calcext:value-type="float">
            <text:p>2167.9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09.77" calcext:value-type="float">
            <text:p>330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44.91" calcext:value-type="float">
            <text:p>344.9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540.63" calcext:value-type="float">
            <text:p>3540.63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46.43" calcext:value-type="float">
            <text:p>2146.4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8:.B32])" office:value-type="float" office:value="344.91" calcext:value-type="float">
            <text:p>344.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8:.F32])" office:value-type="float" office:value="3280.55" calcext:value-type="float">
            <text:p>3280.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8:.J32])" office:value-type="float" office:value="2101.33" calcext:value-type="float">
            <text:p>2101.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8:.B32])" office:value-type="float" office:value="363.062" calcext:value-type="float">
            <text:p>363.062</text:p>
          </table:table-cell>
          <table:table-cell table:style-name="ce1" table:formula="of:=AVERAGE([.C28:.C32])" office:value-type="float" office:value="237" calcext:value-type="float">
            <text:p>237</text:p>
          </table:table-cell>
          <table:table-cell/>
          <table:table-cell office:value-type="string" calcext:value-type="string">
            <text:p>AVG</text:p>
          </table:table-cell>
          <table:table-cell table:formula="of:=AVERAGE([.F28:.F32])" office:value-type="float" office:value="3354.502" calcext:value-type="float">
            <text:p>3354.502</text:p>
          </table:table-cell>
          <table:table-cell table:style-name="ce1" table:formula="of:=AVERAGE([.G28:.G32])" office:value-type="float" office:value="3433.2" calcext:value-type="float">
            <text:p>3433</text:p>
          </table:table-cell>
          <table:table-cell/>
          <table:table-cell office:value-type="string" calcext:value-type="string">
            <text:p>AVG</text:p>
          </table:table-cell>
          <table:table-cell table:formula="of:=AVERAGE([.J28:.J32])" office:value-type="float" office:value="2127.098" calcext:value-type="float">
            <text:p>2127.098</text:p>
          </table:table-cell>
          <table:table-cell table:style-name="ce1" table:formula="of:=AVERAGE([.K28:.K32])" office:value-type="float" office:value="3197.6" calcext:value-type="float">
            <text:p>31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8:.B32])" office:value-type="float" office:value="403.51" calcext:value-type="float">
            <text:p>403.5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8:.F32])" office:value-type="float" office:value="3540.63" calcext:value-type="float">
            <text:p>3540.6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8:.J32])" office:value-type="float" office:value="2167.92" calcext:value-type="float">
            <text:p>2167.9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632.84" calcext:value-type="float">
            <text:p>1632.84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249.7" calcext:value-type="float">
            <text:p>1249.7</text:p>
          </table:table-cell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268.39" calcext:value-type="float">
            <text:p>1268.39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602.98" calcext:value-type="float">
            <text:p>1602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233.9" calcext:value-type="float">
            <text:p>1233.9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591.48" calcext:value-type="float">
            <text:p>1591.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1215.86" calcext:value-type="float">
            <text:p>1215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9:.B43])" office:value-type="float" office:value="1611.05" calcext:value-type="float">
            <text:p>1611.05</text:p>
          </table:table-cell>
          <table:table-cell table:style-name="ce1" table:formula="of:=AVERAGE([.C39:.C43])" office:value-type="float" office:value="2986.4" calcext:value-type="float">
            <text:p>2986</text:p>
          </table:table-cell>
          <table:table-cell/>
          <table:table-cell office:value-type="string" calcext:value-type="string">
            <text:p>AVG</text:p>
          </table:table-cell>
          <table:table-cell table:formula="of:=AVERAGE([.F39:.F43])" office:value-type="float" office:value="1239.4" calcext:value-type="float">
            <text:p>1239.4</text:p>
          </table:table-cell>
          <table:table-cell table:style-name="ce1" table:formula="of:=AVERAGE([.G39:.G43])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9:.B43])" office:value-type="float" office:value="1634.04" calcext:value-type="float">
            <text:p>1634.0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9:.F43])" office:value-type="float" office:value="1268.39" calcext:value-type="float">
            <text:p>1268.3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04.27" calcext:value-type="float">
            <text:p>2004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3.18" calcext:value-type="float">
            <text:p>2033.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699.47" calcext:value-type="float">
            <text:p>1699.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85.06" calcext:value-type="float">
            <text:p>208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065.08" calcext:value-type="float">
            <text:p>2065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011.72" calcext:value-type="float">
            <text:p>201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30.4" calcext:value-type="float">
            <text:p>2030.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25.57" calcext:value-type="float">
            <text:p>2125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0:.B54])" office:value-type="float" office:value="1996.01" calcext:value-type="float">
            <text:p>1996.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0:.F54])" office:value-type="float" office:value="2018.11" calcext:value-type="float">
            <text:p>2018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50:.J54])" office:value-type="float" office:value="1667.32" calcext:value-type="float">
            <text:p>1667.3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0:.B54])" office:value-type="float" office:value="2040.53" calcext:value-type="float">
            <text:p>2040.53</text:p>
          </table:table-cell>
          <table:table-cell table:style-name="ce1" table:formula="of:=AVERAGE([.C50:.C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0:.F54])" office:value-type="float" office:value="2045.578" calcext:value-type="float">
            <text:p>2045.578</text:p>
          </table:table-cell>
          <table:table-cell table:style-name="ce1" table:formula="of:=AVERAGE([.G50:.G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50:.J54])" office:value-type="float" office:value="1690.264" calcext:value-type="float">
            <text:p>1690.264</text:p>
          </table:table-cell>
          <table:table-cell table:style-name="ce1" table:formula="of:=AVERAGE([.K50:.K54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0:.B54])" office:value-type="float" office:value="2125.57" calcext:value-type="float">
            <text:p>2125.5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0:.F54])" office:value-type="float" office:value="2085.06" calcext:value-type="float">
            <text:p>2085.0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50:.J54])" office:value-type="float" office:value="1728.06" calcext:value-type="float">
            <text:p>1728.0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759.27" calcext:value-type="float">
            <text:p>4759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09.23" calcext:value-type="float">
            <text:p>3309.2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917.98" calcext:value-type="float">
            <text:p>4917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245.11" calcext:value-type="float">
            <text:p>3245.1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707" calcext:value-type="float">
            <text:p>47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37.64" calcext:value-type="float">
            <text:p>3337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763.2" calcext:value-type="float">
            <text:p>4763.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323.44" calcext:value-type="float">
            <text:p>3323.4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1:.B65])" office:value-type="float" office:value="4551.42" calcext:value-type="float">
            <text:p>4551.4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61:.F65])" office:value-type="float" office:value="3217.83" calcext:value-type="float">
            <text:p>32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1:.B65])" office:value-type="float" office:value="4739.774" calcext:value-type="float">
            <text:p>4739.774</text:p>
          </table:table-cell>
          <table:table-cell table:style-name="ce1" table:formula="of:=AVERAGE([.C61:.C65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61:.F65])" office:value-type="float" office:value="3286.65" calcext:value-type="float">
            <text:p>3286.65</text:p>
          </table:table-cell>
          <table:table-cell table:style-name="ce1" table:formula="of:=AVERAGE([.G61:.G65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61:.B65])" office:value-type="float" office:value="4917.98" calcext:value-type="float">
            <text:p>4917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61:.F65])" office:value-type="float" office:value="3337.64" calcext:value-type="float">
            <text:p>3337.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3:36:41.059468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4:10.519940240</meta:creation-date>
    <meta:generator>LibreOffice/24.2.5.2$Linux_X86_64 LibreOffice_project/420$Build-2</meta:generator>
    <dc:date>2024-09-03T13:44:35.936336990</dc:date>
    <meta:editing-duration>PT49M2S</meta:editing-duration>
    <meta:editing-cycles>43</meta:editing-cycles>
    <meta:document-statistic meta:table-count="1" meta:cell-count="401" meta:object-count="0"/>
  </office:meta>
</office:document-meta>
</file>